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000000" style:text-underline-style="none" fo:font-weight="bold" style:font-weight-asian="bold"/>
    </style:style>
    <style:style style:name="T4" style:family="text">
      <style:text-properties fo:color="#000000" style:text-underline-style="none"/>
    </style:style>
    <style:style style:name="T5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jqg3p7nm1zko" text:style-name="Index_20_Link" text:visited-style-name="Index_20_Link"><text:span text:style-name="T1">Client requirements<text:tab/>1</text:span></text:a></text:p>
          <text:p text:style-name="P4"><text:a xlink:type="simple" xlink:href="#_qs2onladvfxf" text:style-name="Index_20_Link" text:visited-style-name="Index_20_Link"><text:span text:style-name="T2">Functional requirements<text:tab/>1</text:span></text:a></text:p>
          <text:p text:style-name="P4"><text:a xlink:type="simple" xlink:href="#_aux5cfkgfmgx" text:style-name="Index_20_Link" text:visited-style-name="Index_20_Link"><text:span text:style-name="T2">Non-functional requirements<text:tab/>1</text:span></text:a></text:p>
          <text:p text:style-name="P2"><text:a xlink:type="simple" xlink:href="#_cy2eo0j3kq3o" text:style-name="Index_20_Link" text:visited-style-name="Index_20_Link"><text:span text:style-name="T3">Risks of not completing the project<text:tab/>2</text:span></text:a></text:p>
          <text:p text:style-name="P2"><text:a xlink:type="simple" xlink:href="#_ca1nku2wndnc" text:style-name="Index_20_Link" text:visited-style-name="Index_20_Link"><text:span text:style-name="T3">Hardware and Software requirements<text:tab/>3</text:span></text:a></text:p>
          <text:p text:style-name="P4"><text:a xlink:type="simple" xlink:href="#_2lm8g67w8ejt" text:style-name="Index_20_Link" text:visited-style-name="Index_20_Link"><text:span text:style-name="T4">Hardware requirements<text:tab/>3</text:span></text:a></text:p>
          <text:p text:style-name="P4"><text:a xlink:type="simple" xlink:href="#_8s0bgas1b02m" text:style-name="Index_20_Link" text:visited-style-name="Index_20_Link"><text:span text:style-name="T4">Software requirements<text:tab/>3</text:span></text:a></text:p>
        </text:index-body>
      </text:table-of-content>
      <text:p text:style-name="Heading_20_1"><text:bookmark text:name="_iubwjxacmjdh"/></text:p>
      <text:p text:style-name="P10"><text:bookmark text:name="_jqg3p7nm1zko"/>Client requirements</text:p>
      <text:p text:style-name="Heading_20_2"><text:bookmark text:name="_qs2onladvfxf"/>Functional requirements</text:p>
      <text:list xml:id="list3906807402" text:style-name="WWNum2">
        <text:list-item>
          <text:p text:style-name="P5">Provide users with health advice</text:p>
        </text:list-item>
        <text:list-item>
          <text:p text:style-name="P5">Login/Register page</text:p>
        </text:list-item>
        <text:list-item>
          <text:p text:style-name="P5">Weather forecasting</text:p>
        </text:list-item>
        <text:list-item>
          <text:p text:style-name="P5">Dashboard showing air quality of weather</text:p>
        </text:list-item>
        <text:list-item>
          <text:p text:style-name="P5">Policy page</text:p>
        </text:list-item>
        <text:list-item>
          <text:p text:style-name="P5">Terms and conditions</text:p>
        </text:list-item>
        <text:list-item>
          <text:p text:style-name="P5">About us page</text:p>
        </text:list-item>
        <text:list-item>
          <text:p text:style-name="P5">Admin portal</text:p>
        </text:list-item>
        <text:list-item>
          <text:p text:style-name="P5">Admin accounts</text:p>
        </text:list-item>
      </text:list>
      <text:p text:style-name="Heading_20_2"><text:bookmark text:name="_aux5cfkgfmgx"/>Non-functional requirements</text:p>
      <text:list xml:id="list61538750357398" text:continue-numbering="true" text:style-name="WWNum2">
        <text:list-item>
          <text:p text:style-name="P5">Weather forecasting for advice personalised to the weather conditions</text:p>
        </text:list-item>
        <text:list-item>
          <text:p text:style-name="P5">Follow WCAG guidelines</text:p>
        </text:list-item>
        <text:list-item>
          <text:p text:style-name="P5">Accessibility panel</text:p>
        </text:list-item>
        <text:list-item>
          <text:p text:style-name="P5">Aesthetically pleasing interface</text:p>
        </text:list-item>
        <text:list-item>
          <text:p text:style-name="P5">Location tracker for basing advice on the weather (optional)</text:p>
        </text:list-item>
      </text:list>
      <text:p text:style-name="P10"><text:bookmark text:name="_cy2eo0j3kq3o"/>Risks of not completing the project</text:p>
      <text:list xml:id="list3073442993" text:style-name="WWNum1">
        <text:list-item>
          <text:p text:style-name="P6">Loss of time</text:p>
        </text:list-item>
        <text:list-item>
          <text:p text:style-name="P6">Loss of money</text:p>
        </text:list-item>
        <text:list-item>
          <text:p text:style-name="P6">Wasted code</text:p>
        </text:list-item>
      </text:list>
      <text:p text:style-name="P10"><text:bookmark text:name="_ca1nku2wndnc"/>Hardware and Software requirements</text:p>
      <text:p text:style-name="Heading_20_2"><text:bookmark text:name="_2lm8g67w8ejt"/>Hardware requirements</text:p>
      <text:list xml:id="list1333344817" text:style-name="WWNum3">
        <text:list-item>
          <text:p text:style-name="P7">???</text:p>
        </text:list-item>
      </text:list>
      <text:p text:style-name="Heading_20_2"><text:bookmark text:name="_8s0bgas1b02m"/>Software requirements</text:p>
      <text:list xml:id="list1759800957" text:style-name="WWNum4">
        <text:list-item>
          <text:p text:style-name="P8">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First_20_Page" style:display-name="First Page" style:page-layout-name="Mpm1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4" meta:word-count="130" meta:character-count="818" meta:non-whitespace-character-count="741"/>
    <meta:generator>LibreOfficeDev/6.0.5.2$Linux_X86_64 LibreOffice_project/</meta:generator>
  </office:meta>
</office:document-meta>
</file>